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ception Monitor. </text:p>
      <text:p text:style-name="Standard"/>
      <text:p text:style-name="Standard"/>
      <text:p text:style-name="Standard">First step: </text:p>
      <text:p text:style-name="Standard"/>
      <text:p text:style-name="Standard">Command line tools: </text:p>
      <text:p text:style-name="Standard">Write a tool that helps Monitoring log files for Java Exceptions. </text:p>
      <text:p text:style-name="Standard">The tools should be able to record exceptions to identify how often each exception happens and if possible when it happened. </text:p>
      <text:p text:style-name="Standard"/>
      <text:p text:style-name="Standard">The tools should run over several logfiles and create a statistic about which exception happened how often. </text:p>
      <text:p text:style-name="Standard"/>
      <text:p text:style-name="Standard"/>
      <text:p text:style-name="Standard"/>
      <text:p text:style-name="Standard">Active Monitoring:</text:p>
      <text:p text:style-name="Standard"/>
      <text:p text:style-name="Standard">The alerts should come via email. There should be a default email address for occurring exceptions.</text:p>
      <text:p text:style-name="Standard">If this user is notified about this exceptions he can choose if this exception should trigger further ignored, or if specific users should be notified. </text:p>
      <text:p text:style-name="Standard">It should be possible to send a </text:p>
      <text:p text:style-name="Standard"/>
      <text:p text:style-name="Standard">The exception monitor should also be able to provide statistics. </text:p>
      <text:p text:style-name="Standard">Which exceptions happened how often over the day. </text:p>
      <text:p text:style-name="Standard"/>
      <text:p text:style-name="Standard">The tool should run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5T23:34:26</meta:creation-date>
    <dc:date>2011-10-15T23:48:48</dc:date>
    <meta:editing-duration>PT14M24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13" meta:word-count="129" meta:character-count="787" meta:non-whitespace-character-count="661"/>
  </office:meta>
</office:document-meta>
</file>